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39cm" fo:margin-left="-0.016cm" table:align="left"/>
    </style:style>
    <style:style style:name="Tabela2.A" style:family="table-column">
      <style:table-column-properties style:column-width="17.03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0ac8b0"/>
    </style:style>
    <style:style style:name="P1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paragraph-rsid="000ac8b0" style:font-weight-asian="bold" style:font-weight-complex="bold"/>
    </style:style>
    <style:style style:name="P17" style:family="paragraph" style:parent-style-name="Table_20_Contents">
      <style:text-properties fo:font-weight="bold" officeooo:paragraph-rsid="000c4216" style:font-weight-asian="bold" style:font-weight-complex="bold"/>
    </style:style>
    <style:style style:name="P18" style:family="paragraph" style:parent-style-name="Table_20_Contents">
      <style:text-properties fo:color="#2323dc" fo:font-weight="normal" style:font-weight-asian="normal" style:font-weight-complex="normal"/>
    </style:style>
    <style:style style:name="P19" style:family="paragraph" style:parent-style-name="Table_20_Contents">
      <style:text-properties fo:color="#2323dc" fo:font-weight="normal" officeooo:paragraph-rsid="000ac8b0" style:font-weight-asian="normal" style:font-weight-complex="normal"/>
    </style:style>
    <style:style style:name="P20" style:family="paragraph" style:parent-style-name="Table_20_Contents">
      <style:text-properties fo:color="#2323dc" fo:font-size="9pt" style:font-size-asian="9pt" style:font-size-complex="9pt"/>
    </style:style>
    <style:style style:name="P21" style:family="paragraph" style:parent-style-name="Table_20_Contents">
      <style:text-properties fo:language="en" fo:country="US" fo:font-weight="bold" officeooo:paragraph-rsid="000ac8b0" style:font-weight-asian="bold" style:font-weight-complex="bold"/>
    </style:style>
    <style:style style:name="P22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color="#0000ff" fo:language="en" fo:country="US" fo:font-weight="normal" officeooo:rsid="000c07d1" officeooo:paragraph-rsid="000c4216" style:font-weight-asian="normal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0ac8b0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0a276d" style:font-size-asian="11pt" style:font-weight-asian="normal" style:font-size-complex="11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4pt" fo:font-weight="bold" officeooo:rsid="000a276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4pt" fo:font-weight="bold" officeooo:rsid="000ac8b0" style:font-size-asian="14pt" style:font-weight-asian="bold" style:font-size-complex="14pt" style:font-weight-complex="bold"/>
    </style:style>
    <style:style style:name="T8" style:family="text">
      <style:text-properties fo:color="#000000" style:font-name="Arial1" fo:font-size="11pt" fo:language="zxx" fo:country="none" fo:font-weight="bold" style:font-name-asian="Arial1" style:font-size-asian="11pt" style:font-weight-asian="bold" style:font-name-complex="Arial1" style:font-size-complex="11pt" style:font-weight-complex="bold"/>
    </style:style>
    <style:style style:name="T9" style:family="text">
      <style:text-properties fo:color="#000000" style:font-name="Arial1" fo:font-size="11pt" fo:language="en" fo:country="US" fo:font-weight="bold" officeooo:rsid="000ac8b0" style:font-name-asian="Arial1" style:font-size-asian="11pt" style:font-weight-asian="bold" style:font-name-complex="Arial1" style:font-size-complex="11pt" style:font-weight-complex="bold"/>
    </style:style>
    <style:style style:name="T10" style:family="text">
      <style:text-properties fo:color="#2323dc" fo:font-weight="normal" style:font-weight-asian="normal" style:font-weight-complex="normal"/>
    </style:style>
    <style:style style:name="T11" style:family="text">
      <style:text-properties fo:color="#2323dc" fo:font-weight="normal" officeooo:rsid="000ac8b0" style:font-weight-asian="normal" style:font-weight-complex="normal"/>
    </style:style>
    <style:style style:name="T12" style:family="text">
      <style:text-properties fo:color="#2323dc" style:font-name="Arial1" fo:font-size="11pt" fo:language="zxx" fo:country="none" fo:font-weight="normal" style:font-name-asian="Arial1" style:font-size-asian="11pt" style:font-weight-asian="normal" style:font-name-complex="Arial1" style:font-size-complex="11pt" style:font-weight-complex="normal"/>
    </style:style>
    <style:style style:name="T13" style:family="text">
      <style:text-properties fo:color="#2323dc" style:font-name="Arial1" fo:font-size="11pt" fo:language="zxx" fo:country="none" fo:font-weight="normal" officeooo:rsid="000ac8b0" style:font-name-asian="Arial1" style:font-size-asian="11pt" style:font-weight-asian="normal" style:font-name-complex="Arial1" style:font-size-complex="11pt" style:font-weight-complex="normal"/>
    </style:style>
    <style:style style:name="T14" style:family="text">
      <style:text-properties fo:color="#2323dc" style:font-name="Arial1" fo:font-size="11pt" fo:language="en" fo:country="US" fo:font-weight="normal" officeooo:rsid="000ac8b0" style:font-name-asian="Arial1" style:font-size-asian="11pt" style:font-weight-asian="normal" style:font-name-complex="Arial1" style:font-size-complex="11pt" style:font-weight-complex="normal"/>
    </style:style>
    <style:style style:name="T15" style:family="text">
      <style:text-properties fo:color="#2323dc" style:font-name="Arial1" fo:font-size="11pt" fo:font-weight="normal" officeooo:rsid="000ac8b0" style:font-name-asian="Arial1" style:font-size-asian="11pt" style:font-weight-asian="normal" style:font-name-complex="Arial1" style:font-size-complex="11pt" style:font-weight-complex="normal"/>
    </style:style>
    <style:style style:name="T16" style:family="text">
      <style:text-properties fo:color="#2323dc" fo:language="en" fo:country="US" fo:font-weight="normal" style:font-weight-asian="normal" style:font-weight-complex="normal"/>
    </style:style>
    <style:style style:name="T17" style:family="text">
      <style:text-properties fo:color="#2323dc" fo:language="en" fo:country="US" fo:font-weight="normal" officeooo:rsid="000ac8b0" style:font-weight-asian="normal" style:font-weight-complex="normal"/>
    </style:style>
    <style:style style:name="T18" style:family="text">
      <style:text-properties fo:color="#2323dc" fo:language="en" fo:country="US" fo:font-weight="normal" officeooo:rsid="000b6678" style:font-weight-asian="normal" style:font-weight-complex="normal"/>
    </style:style>
    <style:style style:name="T19" style:family="text">
      <style:text-properties officeooo:rsid="000a276d"/>
    </style:style>
    <style:style style:name="T20" style:family="text">
      <style:text-properties fo:language="en" fo:country="US" officeooo:rsid="000a276d"/>
    </style:style>
    <style:style style:name="T21" style:family="text">
      <style:text-properties fo:language="en" fo:country="US" officeooo:rsid="000ac8b0"/>
    </style:style>
    <style:style style:name="T22" style:family="text">
      <style:text-properties fo:language="en" fo:country="US" officeooo:rsid="000b6678"/>
    </style:style>
    <style:style style:name="T23" style:family="text">
      <style:text-properties fo:language="en" fo:country="US" officeooo:rsid="000d4c71"/>
    </style:style>
    <style:style style:name="T24" style:family="text">
      <style:text-properties officeooo:rsid="000ac8b0"/>
    </style:style>
    <style:style style:name="T25" style:family="text">
      <style:text-properties fo:color="#0000ff" fo:language="en" fo:country="US" fo:font-weight="normal" officeooo:rsid="000c07d1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5"/></text:span></text:p>
      <text:p text:style-name="P10"><text:bookmark-start text:name="id.gjdgxs"/><text:span text:style-name="Fonte_20_parág._20_padrão"><text:span text:style-name="T5">SGB_TEMPL_</text:span></text:span><text:bookmark-end text:name="id.gjdgxs"/><text:span text:style-name="Fonte_20_parág._20_padrão"><text:span text:style-name="T7">AnáliseDeRecorrência</text:span></text:span><text:span text:style-name="Fonte_20_parág._20_padrão"><text:span text:style-name="T6">DeNãoConformidade</text:span></text:span></text:p>
      <text:p text:style-name="P10"><text:span text:style-name="Fonte_20_parág._20_padrão"><text:span text:style-name="T5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38561976" text:style-name="L1">
        <text:list-item>
          <text:p text:style-name="P22"><text:soft-page-break/><text:span text:style-name="T19">Relatório de </text:span><text:span text:style-name="T24">Análise de Recorrência de</text:span> <text:span text:style-name="T20">Não-Conformidade</text:span>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3">Data:</text:p>
          </table:table-cell>
          <table:table-cell table:style-name="Tabela3.B2" office:value-type="string">
            <text:p text:style-name="P20">&lt;data da criação do <text:span text:style-name="T20">relatório</text:span>&gt;</text:p>
          </table:table-cell>
        </table:table-row>
        <table:table-row>
          <table:table-cell table:style-name="Tabela3.A2" office:value-type="string">
            <text:p text:style-name="P13">Responsável(eis):</text:p>
          </table:table-cell>
          <table:table-cell table:style-name="Tabela3.B3" office:value-type="string">
            <text:p text:style-name="P20">&lt;preencher com o nome do responsável pelo preenchimento deste relatório&gt;</text:p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2"><text:span text:style-name="T8">Identificador da NC: </text:span><text:span text:style-name="T12">&lt;</text:span><text:span text:style-name="T14">Identificação da NC</text:span><text:span text:style-name="T12">&gt;</text:span></text:p>
          </table:table-cell>
        </table:table-row>
        <table:table-row>
          <table:table-cell table:style-name="Tabela2.A2" office:value-type="string">
            <text:p text:style-name="Standard"><text:span text:style-name="T8">Identificador da </text:span><text:span text:style-name="T9">Recorrência</text:span><text:span text:style-name="T8">: </text:span><text:span text:style-name="T12">&lt;</text:span><text:span text:style-name="T14">Identificação da recorrência. Primeira? Segunda?</text:span><text:span text:style-name="T12">&gt;</text:span></text:p>
          </table:table-cell>
        </table:table-row>
        <table:table-row>
          <table:table-cell table:style-name="Tabela2.A2" office:value-type="string">
            <text:p text:style-name="P21"><text:span text:style-name="T24">Iteração da Recorrência atual: </text:span><text:span text:style-name="T13">&lt;</text:span><text:span text:style-name="T15">Identificação a atual iteração</text:span><text:span text:style-name="T13">&gt;</text:span></text:p>
          </table:table-cell>
        </table:table-row>
        <table:table-row>
          <table:table-cell table:style-name="Tabela2.A2" office:value-type="string">
            <text:p text:style-name="P21"><text:span text:style-name="T24">Última ocorrência da NC: </text:span><text:span text:style-name="T13">&lt;</text:span><text:span text:style-name="T15">Identificação da última iteração em que a não-conformidade ocorreu.</text:span><text:span text:style-name="T13">&gt;</text:span></text:p>
          </table:table-cell>
        </table:table-row>
        <table:table-row>
          <table:table-cell table:style-name="Tabela2.A2" office:value-type="string">
            <text:p text:style-name="P15"><text:span text:style-name="T21">Situação atual da n</text:span>ão-conformidade: <text:span text:style-name="T10">&lt;</text:span><text:span text:style-name="T16">Identificar </text:span><text:span text:style-name="T17">brevemente </text:span><text:span text:style-name="T16">a não conformidade </text:span><text:span text:style-name="T17">atualmente</text:span><text:span text:style-name="T10">&gt;</text:span></text:p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a2.A2" office:value-type="string">
            <text:p text:style-name="P15"><text:span text:style-name="T21">Pontos de melhoria</text:span>: <text:span text:style-name="T10">&lt;</text:span><text:span text:style-name="T17">Descrição do que precisa ser melhorado para que a não-conformidade seja sanada.</text:span><text:span text:style-name="T10">&gt;</text:span>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ela2.A2" office:value-type="string">
            <text:p text:style-name="P16"><text:span text:style-name="T24">Evolução</text:span>: <text:span text:style-name="T10">&lt;</text:span><text:span text:style-name="T11">Descrição do que foi evoluido, </text:span><text:span text:style-name="T17">do problemas que foram sanados,</text:span><text:span text:style-name="T11"> em relação </text:span><text:span text:style-name="T17">à última ocorrência da não-conformidade.</text:span><text:span text:style-name="T10">&gt;</text:span></text:p>
            <text:p text:style-name="P19"/>
            <text:p text:style-name="P19"/>
            <text:p text:style-name="P18"/>
            <text:p text:style-name="P18"/>
            <text:p text:style-name="P18"/>
          </table:table-cell>
        </table:table-row>
        <table:table-row>
          <table:table-cell table:style-name="Tabela2.A2" office:value-type="string">
            <text:p text:style-name="P15">Classificação: <text:span text:style-name="T10">&lt;Classificação de severidade associada a regras de escalonamento. </text:span><text:span text:style-name="T18">A tendência </text:span><text:soft-page-break/><text:span text:style-name="T18">é que a gravidade aumente de acordo com o número de ocorrências.</text:span><text:span text:style-name="T10">&gt;</text:span></text:p>
          </table:table-cell>
        </table:table-row>
        <table:table-row>
          <table:table-cell table:style-name="Tabela2.A2" office:value-type="string">
            <text:p text:style-name="P17"><text:span text:style-name="T23">S</text:span><text:span text:style-name="T22">olução</text:span>: <text:span text:style-name="T10">&lt;</text:span><text:span text:style-name="T18">Descrever brevemente a solução passada e caso mude, a alteração da solução ou mesmo uma nova solução</text:span></text:p>
            <text:p text:style-name="P23">- Solução anterior:</text:p>
            <text:p text:style-name="P23">- Alterações:</text:p>
            <text:p text:style-name="P17"><text:span text:style-name="T25">(ou – Nova Solução:) </text:span><text:span text:style-name="T10">&gt;</text:span></text:p>
          </table:table-cell>
        </table:table-row>
        <table:table-row>
          <table:table-cell table:style-name="Tabela2.A2" office:value-type="string">
            <text:p text:style-name="P15">Responsável: <text:span text:style-name="T10">&lt;Identificar o responsável por resolv</text:span><text:span text:style-name="T18">er a não-conformidade</text:span><text:span text:style-name="T10">&gt;</text:span></text:p>
            <text:p text:style-name="P18"/>
          </table:table-cell>
        </table:table-row>
        <table:table-row>
          <table:table-cell table:style-name="Tabela2.A2" office:value-type="string">
            <text:p text:style-name="P15">Prazo para resolução: <text:span text:style-name="T10">&lt;Estipular prazo para a </text:span><text:span text:style-name="T18">resolução da não-conformidade</text:span><text:span text:style-name="T10">&gt;</text:span></text:p>
            <text:p text:style-name="P1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cm" fo:margin-bottom="0cm" style:contextual-spacing="false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officeooo:rsid="000ac8b0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0a276d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</text:span></text:span><text:span text:style-name="Fonte_20_parág._20_padrão"><text:span text:style-name="MT2">Analise</text:span></text:span><text:span text:style-name="Fonte_20_parág._20_padrão"><text:span text:style-name="MT3">De</text:span></text:span><text:span text:style-name="Fonte_20_parág._20_padrão"><text:span text:style-name="MT2">RecorrenciaDe</text:span></text:span><text:span text:style-name="Fonte_20_parág._20_padrão"><text:span text:style-name="MT3">NaoConformidad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4">Fábrica de Software – Instituto de Informática – Universidade Federal de Goiás</text:span></text:span></text:p>
              <text:p text:style-name="MP3"><text:span text:style-name="Fonte_20_parág._20_padrão"><text:span text:style-name="MT4">SGB – Sistema de Gestão Bibliográfica</text:span></text:span></text:p>
              <text:p text:style-name="MP4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/>
    <meta:initial-creator/>
    <meta:creation-date>2012-10-25T10:41:00Z</meta:creation-date>
    <dc:date>2012-11-02T18:42:37.17</dc:date>
    <meta:editing-cycles>13</meta:editing-cycles>
    <meta:editing-duration>PT2H21M25S</meta:editing-duration>
    <meta:document-statistic meta:table-count="3" meta:image-count="3" meta:object-count="0" meta:page-count="3" meta:paragraph-count="30" meta:word-count="222" meta:character-count="1680" meta:non-whitespace-character-count="1486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